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5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8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6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997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table:style-name="ce3" office:value-type="string" calcext:value-type="string">
            <text:p>STM32_LQFP64</text:p>
          </table:table-cell>
          <table:table-cell table:content-validation-name="val1"/>
          <table:table-cell table:style-name="ce3" office:value-type="string" calcext:value-type="string">
            <text:p>STM32F030R8</text:p>
          </table:table-cell>
          <table:table-cell table:content-validation-name="val1"/>
          <table:table-cell table:style-name="ce3" office:value-type="string" calcext:value-type="string">
            <text:p>STM32F030RC</text:p>
          </table:table-cell>
          <table:table-cell table:content-validation-name="val1"/>
          <table:table-cell table:style-name="ce3" office:value-type="string" calcext:value-type="string">
            <text:p>STM32F051R4</text:p>
          </table:table-cell>
          <table:table-cell table:content-validation-name="val1"/>
          <table:table-cell table:style-name="ce3" office:value-type="string" calcext:value-type="string">
            <text:p>STM32F058R8</text:p>
          </table:table-cell>
          <table:table-cell table:content-validation-name="val1"/>
          <table:table-cell table:style-name="ce3" office:value-type="string" calcext:value-type="string">
            <text:p>STM32F071RB</text:p>
          </table:table-cell>
          <table:table-cell table:content-validation-name="val1"/>
          <table:table-cell table:style-name="ce3" office:value-type="string" calcext:value-type="string">
            <text:p>STM32F078RB</text:p>
          </table:table-cell>
          <table:table-cell table:content-validation-name="val1"/>
          <table:table-cell table:style-name="ce3" office:value-type="string" calcext:value-type="string">
            <text:p>STM32F091RB</text:p>
          </table:table-cell>
          <table:table-cell table:content-validation-name="val1"/>
          <table:table-cell table:style-name="ce3" office:value-type="string" calcext:value-type="string">
            <text:p>STM32F098RC</text:p>
          </table:table-cell>
          <table:table-cell table:content-validation-name="val1"/>
          <table:table-cell table:style-name="ce3" office:value-type="string" calcext:value-type="string">
            <text:p>STM32F100R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2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STM32_LQFP64</text:p>
          </table:table-cell>
          <table:table-cell table:content-validation-name="val1"/>
          <table:table-cell table:style-name="ce6" office:value-type="string" calcext:value-type="string">
            <text:p>STM32F030R8</text:p>
          </table:table-cell>
          <table:table-cell table:style-name="ce9" table:content-validation-name="val1"/>
          <table:table-cell office:value-type="string" calcext:value-type="string">
            <text:p>STM32F030RC</text:p>
            <text:p>STM32F070RB</text:p>
          </table:table-cell>
          <table:table-cell table:content-validation-name="val1"/>
          <table:table-cell office:value-type="string" calcext:value-type="string">
            <text:p>STM32F051R4</text:p>
            <text:p>STM32F051R6</text:p>
            <text:p>STM32F051R8</text:p>
          </table:table-cell>
          <table:table-cell table:content-validation-name="val1"/>
          <table:table-cell office:value-type="string" calcext:value-type="string">
            <text:p>STM32F058R8</text:p>
          </table:table-cell>
          <table:table-cell table:content-validation-name="val1"/>
          <table:table-cell office:value-type="string" calcext:value-type="string">
            <text:p>STM32F071RB</text:p>
            <text:p>STM32F072R8</text:p>
            <text:p>STM32F072RB</text:p>
          </table:table-cell>
          <table:table-cell table:content-validation-name="val1"/>
          <table:table-cell office:value-type="string" calcext:value-type="string">
            <text:p>STM32F078RB</text:p>
          </table:table-cell>
          <table:table-cell table:content-validation-name="val1"/>
          <table:table-cell office:value-type="string" calcext:value-type="string">
            <text:p>STM32F091RB</text:p>
            <text:p>STM32F091RC</text:p>
          </table:table-cell>
          <table:table-cell table:content-validation-name="val1"/>
          <table:table-cell office:value-type="string" calcext:value-type="string">
            <text:p>STM32F098RC</text:p>
          </table:table-cell>
          <table:table-cell table:content-validation-name="val1"/>
          <table:table-cell office:value-type="string" calcext:value-type="string">
            <text:p>STM32F100R4</text:p>
            <text:p>STM32F100R6</text:p>
            <text:p>STM32F100R8</text:p>
            <text:p>STM32F100RB</text:p>
            <text:p>STM32F100RC</text:p>
            <text:p>STM32F100RD</text:p>
            <text:p>STM32F100RE</text:p>
            <text:p>STM32F101R4</text:p>
            <text:p>STM32F101R6</text:p>
            <text:p>STM32F101R8</text:p>
            <text:p>STM32F101RB</text:p>
            <text:p>STM32F101RC</text:p>
            <text:p>STM32F101RD</text:p>
            <text:p>STM32F101RE</text:p>
            <text:p>STM32F101RF</text:p>
            <text:p>STM32F101RG</text:p>
            <text:p>STM32F102R4</text:p>
            <text:p>STM32F102R6</text:p>
            <text:p>STM32F102R8</text:p>
            <text:p>STM32F102RB</text:p>
            <text:p>STM32F103R4</text:p>
            <text:p>STM32F103R6</text:p>
            <text:p>STM32F103R8</text:p>
            <text:p>STM32F103RB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/VBAT/VLC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PD0/PH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OSC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PD1/PH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output</text:p>
          </table:table-cell>
          <table:table-cell office:value-type="string" calcext:value-type="string">
            <text:p>OSC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/VREF+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/SAR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PF4/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/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6">
          <table:table-cell office:value-type="string" calcext:value-type="string">
            <text:p>2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/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table:style-name="ce10"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/PE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/VCAP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/VCAP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/SD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/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/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/PD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4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VCAP2/PF6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6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VDDIO2/VUSB/VSA/PF7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7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/TCK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5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6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style-name="ce2"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509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C2:pinout.C1048576 pinout.E2:pinout.E1048576 pinout.G2:pinout.G1048576 pinout.I2:pinout.I1048576 pinout.K2:pinout.K1048576 pinout.M2:pinout.M1048576 pinout.O2:pinout.O1048576 pinout.Q2:pinout.Q1048576 pinout.S2:pinout.S1048576 pinout.U2:pinout.U1048576 pinout.W1:pinout.W1048576 pinout.Y1:pinout.Y1048576 pinout.AA1:pinout.AA1048576">
            <calcext:condition calcext:apply-style-name="Untitled1" calcext:value="!=[.$E1]" calcext:base-cell-address="pinout.C1"/>
          </calcext:conditional-format>
          <calcext:conditional-format calcext:target-range-address="pinout.C1:pinout.C1 pinout.E1:pinout.E1 pinout.G1:pinout.G1 pinout.I1:pinout.I1 pinout.K1:pinout.K1 pinout.M1:pinout.M1 pinout.O1:pinout.O1 pinout.Q1:pinout.Q1 pinout.S1:pinout.S1 pinout.U1:pinout.U1">
            <calcext:condition calcext:apply-style-name="Untitled1" calcext:value="!=[.$E1]" calcext:base-cell-address="pinout.C1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16:59:43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2H58M15S</meta:editing-duration>
    <meta:editing-cycles>10</meta:editing-cycles>
    <meta:generator>LibreOffice/5.0.4.2$Windows_x86 LibreOffice_project/2b9802c1994aa0b7dc6079e128979269cf95bc78</meta:generator>
    <meta:initial-creator>Piotr Nowicki</meta:initial-creator>
    <dc:date>2016-01-17T16:47:00.828000000</dc:date>
    <dc:creator>Piotr Nowicki</dc:creator>
    <meta:document-statistic meta:table-count="2" meta:cell-count="1376" meta:object-count="0"/>
    <meta:user-defined meta:name="qrichtext">1</meta:user-defined>
  </office:meta>
</office:document-meta>
</file>